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9.622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1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/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Croisé par : Régions X Typologie Coopératives X Typologie Coopératives détaillée X Sexe X Type d’emploi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2">
          <table:table-cell table:style-name="ce3"/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/>
          <table:table-cell table:number-columns-repeated="2"/>
          <table:table-cell table:style-name="ce8" table:number-columns-repeated="2"/>
          <table:table-cell/>
        </table:table-row>
        <table:table-row table:style-name="ro3">
          <table:table-cell table:style-name="ce4" office:value-type="string" calcext:value-type="string">
            <text:p>Région</text:p>
          </table:table-cell>
          <table:table-cell table:style-name="ce7" office:value-type="string" calcext:value-type="string">
            <text:p>Typologie Coopératives</text:p>
          </table:table-cell>
          <table:table-cell table:style-name="ce7" office:value-type="string" calcext:value-type="string">
            <text:p>Typologie Coopératives détaillée</text:p>
          </table:table-cell>
          <table:table-cell table:style-name="ce7" office:value-type="string" calcext:value-type="string">
            <text:p>SEXE</text:p>
          </table:table-cell>
          <table:table-cell table:style-name="ce7" office:value-type="string" calcext:value-type="string">
            <text:p>Type d’emploi</text:p>
          </table:table-cell>
          <table:table-cell table:style-name="ce9" office:value-type="string" calcext:value-type="string">
            <text:p>Nombre de poste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303916" calcext:value-type="float">
            <text:p>303 91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457" calcext:value-type="float">
            <text:p>6 45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782" calcext:value-type="float">
            <text:p>4 78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2169" calcext:value-type="float">
            <text:p>292 16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08" calcext:value-type="float">
            <text:p>50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5788" calcext:value-type="float">
            <text:p>155 7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8128" calcext:value-type="float">
            <text:p>148 12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228" calcext:value-type="float">
            <text:p>3 22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892" calcext:value-type="float">
            <text:p>2 89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9423" calcext:value-type="float">
            <text:p>149 4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45" calcext:value-type="float">
            <text:p>24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229" calcext:value-type="float">
            <text:p>3 22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890" calcext:value-type="float">
            <text:p>1 89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2746" calcext:value-type="float">
            <text:p>142 74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63" calcext:value-type="float">
            <text:p>26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409" calcext:value-type="float">
            <text:p>1 40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64534" calcext:value-type="float">
            <text:p>164 53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626" calcext:value-type="float">
            <text:p>1 62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8" calcext:value-type="float">
            <text:p>1 36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774" calcext:value-type="float">
            <text:p>3 77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80" calcext:value-type="float">
            <text:p>2 4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7857" calcext:value-type="float">
            <text:p>157 85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23" calcext:value-type="float">
            <text:p>4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3" calcext:value-type="float">
            <text:p>9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95" calcext:value-type="float">
            <text:p>1 49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99" calcext:value-type="float">
            <text:p>59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10" calcext:value-type="float">
            <text:p>81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6706" calcext:value-type="float">
            <text:p>66 70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7828" calcext:value-type="float">
            <text:p>97 82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15" calcext:value-type="float">
            <text:p>51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11" calcext:value-type="float">
            <text:p>1 11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80" calcext:value-type="float">
            <text:p>5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88" calcext:value-type="float">
            <text:p>7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51" calcext:value-type="float">
            <text:p>1 65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3681" calcext:value-type="float">
            <text:p>63 6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123" calcext:value-type="float">
            <text:p>2 1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4176" calcext:value-type="float">
            <text:p>94 17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0" calcext:value-type="float">
            <text:p>47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25" calcext:value-type="float">
            <text:p>1 02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67569" calcext:value-type="float">
            <text:p>167 56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666" calcext:value-type="float">
            <text:p>6 66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7194" calcext:value-type="float">
            <text:p>17 19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8489" calcext:value-type="float">
            <text:p>48 48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8049" calcext:value-type="float">
            <text:p>48 04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5949" calcext:value-type="float">
            <text:p>15 94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902" calcext:value-type="float">
            <text:p>3 90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521" calcext:value-type="float">
            <text:p>2 52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0720" calcext:value-type="float">
            <text:p>160 72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26" calcext:value-type="float">
            <text:p>42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35" calcext:value-type="float">
            <text:p>13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459" calcext:value-type="float">
            <text:p>6 45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65" calcext:value-type="float">
            <text:p>46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21" calcext:value-type="float">
            <text:p>12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592" calcext:value-type="float">
            <text:p>16 59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35" calcext:value-type="float">
            <text:p>63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237" calcext:value-type="float">
            <text:p>47 23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02" calcext:value-type="float">
            <text:p>1 10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121" calcext:value-type="float">
            <text:p>1 12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803" calcext:value-type="float">
            <text:p>45 80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9" calcext:value-type="float">
            <text:p>24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358" calcext:value-type="float">
            <text:p>15 35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7820" calcext:value-type="float">
            <text:p>67 82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9749" calcext:value-type="float">
            <text:p>99 74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725" calcext:value-type="float">
            <text:p>4 72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41" calcext:value-type="float">
            <text:p>1 94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515" calcext:value-type="float">
            <text:p>8 51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679" calcext:value-type="float">
            <text:p>8 67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014" calcext:value-type="float">
            <text:p>30 01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475" calcext:value-type="float">
            <text:p>18 47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621" calcext:value-type="float">
            <text:p>35 62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428" calcext:value-type="float">
            <text:p>12 42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093" calcext:value-type="float">
            <text:p>9 09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856" calcext:value-type="float">
            <text:p>6 85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00" calcext:value-type="float">
            <text:p>1 70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184" calcext:value-type="float">
            <text:p>1 18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4731" calcext:value-type="float">
            <text:p>64 73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05" calcext:value-type="float">
            <text:p>20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02" calcext:value-type="float">
            <text:p>2 20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337" calcext:value-type="float">
            <text:p>1 33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5989" calcext:value-type="float">
            <text:p>95 98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21" calcext:value-type="float">
            <text:p>22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85" calcext:value-type="float">
            <text:p>4 58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74" calcext:value-type="float">
            <text:p>1 87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32" calcext:value-type="float">
            <text:p>23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219" calcext:value-type="float">
            <text:p>8 21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33" calcext:value-type="float">
            <text:p>23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373" calcext:value-type="float">
            <text:p>8 37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07" calcext:value-type="float">
            <text:p>30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281" calcext:value-type="float">
            <text:p>29 2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956" calcext:value-type="float">
            <text:p>17 95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55" calcext:value-type="float">
            <text:p>75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27" calcext:value-type="float">
            <text:p>92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3925" calcext:value-type="float">
            <text:p>33 92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47" calcext:value-type="float">
            <text:p>34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94" calcext:value-type="float">
            <text:p>19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878" calcext:value-type="float">
            <text:p>11 87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99" calcext:value-type="float">
            <text:p>19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682" calcext:value-type="float">
            <text:p>8 68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676" calcext:value-type="float">
            <text:p>6 67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409" calcext:value-type="float">
            <text:p>1 40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64534" calcext:value-type="float">
            <text:p>164 53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626" calcext:value-type="float">
            <text:p>1 62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8" calcext:value-type="float">
            <text:p>1 36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774" calcext:value-type="float">
            <text:p>3 77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80" calcext:value-type="float">
            <text:p>2 4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7857" calcext:value-type="float">
            <text:p>157 85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23" calcext:value-type="float">
            <text:p>4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3" calcext:value-type="float">
            <text:p>9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95" calcext:value-type="float">
            <text:p>1 49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99" calcext:value-type="float">
            <text:p>59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10" calcext:value-type="float">
            <text:p>81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6706" calcext:value-type="float">
            <text:p>66 70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7828" calcext:value-type="float">
            <text:p>97 82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15" calcext:value-type="float">
            <text:p>51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11" calcext:value-type="float">
            <text:p>1 11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80" calcext:value-type="float">
            <text:p>5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88" calcext:value-type="float">
            <text:p>7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51" calcext:value-type="float">
            <text:p>1 65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3681" calcext:value-type="float">
            <text:p>63 6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123" calcext:value-type="float">
            <text:p>2 1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4176" calcext:value-type="float">
            <text:p>94 17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0" calcext:value-type="float">
            <text:p>47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25" calcext:value-type="float">
            <text:p>1 02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35465" calcext:value-type="float">
            <text:p>35 46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4112" calcext:value-type="float">
            <text:p>14 11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27813" calcext:value-type="float">
            <text:p>27 81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3720" calcext:value-type="float">
            <text:p>13 720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047" calcext:value-type="float">
            <text:p>1 04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29346" calcext:value-type="float">
            <text:p>29 34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053" calcext:value-type="float">
            <text:p>1 05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77" calcext:value-type="float">
            <text:p>17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9638" calcext:value-type="float">
            <text:p>19 63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34248" calcext:value-type="float">
            <text:p>34 24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3050" calcext:value-type="float">
            <text:p>3 050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072" calcext:value-type="float">
            <text:p>1 07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5738" calcext:value-type="float">
            <text:p>15 73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35268" calcext:value-type="float">
            <text:p>35 26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28410" calcext:value-type="float">
            <text:p>28 41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26152" calcext:value-type="float">
            <text:p>26 15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7607" calcext:value-type="float">
            <text:p>17 60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66" calcext:value-type="float">
            <text:p>76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55" calcext:value-type="float">
            <text:p>45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4182" calcext:value-type="float">
            <text:p>34 18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04" calcext:value-type="float">
            <text:p>30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586" calcext:value-type="float">
            <text:p>13 58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82" calcext:value-type="float">
            <text:p>58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32" calcext:value-type="float">
            <text:p>43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6760" calcext:value-type="float">
            <text:p>26 76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9" calcext:value-type="float">
            <text:p>3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8" calcext:value-type="float">
            <text:p>25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94" calcext:value-type="float">
            <text:p>29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148" calcext:value-type="float">
            <text:p>13 14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40" calcext:value-type="float">
            <text:p>64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32" calcext:value-type="float">
            <text:p>53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143" calcext:value-type="float">
            <text:p>28 143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1" calcext:value-type="float">
            <text:p>3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08" calcext:value-type="float">
            <text:p>1 008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46" calcext:value-type="float">
            <text:p>44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53" calcext:value-type="float">
            <text:p>25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888" calcext:value-type="float">
            <text:p>18 88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1" calcext:value-type="float">
            <text:p>5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74" calcext:value-type="float">
            <text:p>77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23" calcext:value-type="float">
            <text:p>72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2601" calcext:value-type="float">
            <text:p>32 60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50" calcext:value-type="float">
            <text:p>15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7" calcext:value-type="float">
            <text:p>67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62" calcext:value-type="float">
            <text:p>2 96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54" calcext:value-type="float">
            <text:p>1 05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33" calcext:value-type="float">
            <text:p>33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03" calcext:value-type="float">
            <text:p>20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171" calcext:value-type="float">
            <text:p>15 17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1" calcext:value-type="float">
            <text:p>3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823" calcext:value-type="float">
            <text:p>82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47" calcext:value-type="float">
            <text:p>54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3858" calcext:value-type="float">
            <text:p>33 85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56" calcext:value-type="float">
            <text:p>45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02" calcext:value-type="float">
            <text:p>40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524" calcext:value-type="float">
            <text:p>27 52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57" calcext:value-type="float">
            <text:p>55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25" calcext:value-type="float">
            <text:p>42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146" calcext:value-type="float">
            <text:p>25 14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80" calcext:value-type="float">
            <text:p>38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9" calcext:value-type="float">
            <text:p>24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962" calcext:value-type="float">
            <text:p>16 96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438" calcext:value-type="float">
            <text:p>17 43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027" calcext:value-type="float">
            <text:p>18 0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256" calcext:value-type="float">
            <text:p>7 25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856" calcext:value-type="float">
            <text:p>6 85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254" calcext:value-type="float">
            <text:p>15 25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559" calcext:value-type="float">
            <text:p>12 55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512" calcext:value-type="float">
            <text:p>6 51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208" calcext:value-type="float">
            <text:p>7 20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39" calcext:value-type="float">
            <text:p>539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08" calcext:value-type="float">
            <text:p>50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505" calcext:value-type="float">
            <text:p>15 50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841" calcext:value-type="float">
            <text:p>13 84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99" calcext:value-type="float">
            <text:p>399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54" calcext:value-type="float">
            <text:p>654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584" calcext:value-type="float">
            <text:p>10 58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054" calcext:value-type="float">
            <text:p>9 05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211" calcext:value-type="float">
            <text:p>16 21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037" calcext:value-type="float">
            <text:p>18 037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94" calcext:value-type="float">
            <text:p>1 094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56" calcext:value-type="float">
            <text:p>1 956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9" calcext:value-type="float">
            <text:p>36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03" calcext:value-type="float">
            <text:p>70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845" calcext:value-type="float">
            <text:p>8 84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893" calcext:value-type="float">
            <text:p>6 89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631" calcext:value-type="float">
            <text:p>18 63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637" calcext:value-type="float">
            <text:p>16 63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341" calcext:value-type="float">
            <text:p>14 34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069" calcext:value-type="float">
            <text:p>14 06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364" calcext:value-type="float">
            <text:p>14 36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788" calcext:value-type="float">
            <text:p>11 78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369" calcext:value-type="float">
            <text:p>8 36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238" calcext:value-type="float">
            <text:p>9 23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69" calcext:value-type="float">
            <text:p>36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64" calcext:value-type="float">
            <text:p>26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778" calcext:value-type="float">
            <text:p>16 77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97" calcext:value-type="float">
            <text:p>39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91" calcext:value-type="float">
            <text:p>19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404" calcext:value-type="float">
            <text:p>17 40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54" calcext:value-type="float">
            <text:p>15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941" calcext:value-type="float">
            <text:p>6 94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645" calcext:value-type="float">
            <text:p>6 64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7" calcext:value-type="float">
            <text:p>28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61" calcext:value-type="float">
            <text:p>26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682" calcext:value-type="float">
            <text:p>14 68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95" calcext:value-type="float">
            <text:p>29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71" calcext:value-type="float">
            <text:p>17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078" calcext:value-type="float">
            <text:p>12 07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2" calcext:value-type="float">
            <text:p>13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65" calcext:value-type="float">
            <text:p>16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206" calcext:value-type="float">
            <text:p>6 20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6" calcext:value-type="float">
            <text:p>12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29" calcext:value-type="float">
            <text:p>12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942" calcext:value-type="float">
            <text:p>6 94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14" calcext:value-type="float">
            <text:p>514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1" calcext:value-type="float">
            <text:p>35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92" calcext:value-type="float">
            <text:p>29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847" calcext:value-type="float">
            <text:p>14 84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9" calcext:value-type="float">
            <text:p>28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0" calcext:value-type="float">
            <text:p>24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296" calcext:value-type="float">
            <text:p>13 296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85" calcext:value-type="float">
            <text:p>385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23" calcext:value-type="float">
            <text:p>62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5" calcext:value-type="float">
            <text:p>22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55" calcext:value-type="float">
            <text:p>15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176" calcext:value-type="float">
            <text:p>10 17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1" calcext:value-type="float">
            <text:p>22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8" calcext:value-type="float">
            <text:p>9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712" calcext:value-type="float">
            <text:p>8 71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7" calcext:value-type="float">
            <text:p>35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94" calcext:value-type="float">
            <text:p>39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392" calcext:value-type="float">
            <text:p>15 39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8" calcext:value-type="float">
            <text:p>6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17" calcext:value-type="float">
            <text:p>41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29" calcext:value-type="float">
            <text:p>32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209" calcext:value-type="float">
            <text:p>17 20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82" calcext:value-type="float">
            <text:p>8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66" calcext:value-type="float">
            <text:p>1 066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96" calcext:value-type="float">
            <text:p>1 896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9" calcext:value-type="float">
            <text:p>17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523" calcext:value-type="float">
            <text:p>8 52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4" calcext:value-type="float">
            <text:p>15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648" calcext:value-type="float">
            <text:p>6 64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75" calcext:value-type="float">
            <text:p>47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50" calcext:value-type="float">
            <text:p>35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784" calcext:value-type="float">
            <text:p>17 78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48" calcext:value-type="float">
            <text:p>34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97" calcext:value-type="float">
            <text:p>19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074" calcext:value-type="float">
            <text:p>16 07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16" calcext:value-type="float">
            <text:p>21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4" calcext:value-type="float">
            <text:p>24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869" calcext:value-type="float">
            <text:p>13 86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40" calcext:value-type="float">
            <text:p>24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58" calcext:value-type="float">
            <text:p>15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55" calcext:value-type="float">
            <text:p>13 65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69" calcext:value-type="float">
            <text:p>26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779" calcext:value-type="float">
            <text:p>13 77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8" calcext:value-type="float">
            <text:p>28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367" calcext:value-type="float">
            <text:p>11 36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1" calcext:value-type="float">
            <text:p>17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044" calcext:value-type="float">
            <text:p>8 04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09" calcext:value-type="float">
            <text:p>20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918" calcext:value-type="float">
            <text:p>8 91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0" calcext:value-type="float">
            <text:p>3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1355" calcext:value-type="float">
            <text:p>21 35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119" calcext:value-type="float">
            <text:p>13 11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747" calcext:value-type="float">
            <text:p>7 74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48" calcext:value-type="float">
            <text:p>64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23" calcext:value-type="float">
            <text:p>92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6" calcext:value-type="float">
            <text:p>10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943" calcext:value-type="float">
            <text:p>10 94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0734" calcext:value-type="float">
            <text:p>20 73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494" calcext:value-type="float">
            <text:p>1 494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65" calcext:value-type="float">
            <text:p>96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2144" calcext:value-type="float">
            <text:p>12 14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26" calcext:value-type="float">
            <text:p>22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1" calcext:value-type="float">
            <text:p>5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02" calcext:value-type="float">
            <text:p>40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39" calcext:value-type="float">
            <text:p>23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444" calcext:value-type="float">
            <text:p>12 44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5" calcext:value-type="float">
            <text:p>16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389" calcext:value-type="float">
            <text:p>7 38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0" calcext:value-type="float">
            <text:p>27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518" calcext:value-type="float">
            <text:p>10 51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19" calcext:value-type="float">
            <text:p>41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64" calcext:value-type="float">
            <text:p>46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725" calcext:value-type="float">
            <text:p>19 72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26" calcext:value-type="float">
            <text:p>12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48" calcext:value-type="float">
            <text:p>1 44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7" calcext:value-type="float">
            <text:p>27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14" calcext:value-type="float">
            <text:p>2 91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833" calcext:value-type="float">
            <text:p>4 83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729" calcext:value-type="float">
            <text:p>4 72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214" calcext:value-type="float">
            <text:p>6 21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460" calcext:value-type="float">
            <text:p>8 46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274" calcext:value-type="float">
            <text:p>12 27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45" calcext:value-type="float">
            <text:p>54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49" calcext:value-type="float">
            <text:p>94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37" calcext:value-type="float">
            <text:p>2 73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652" calcext:value-type="float">
            <text:p>4 65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26" calcext:value-type="float">
            <text:p>4 52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92" calcext:value-type="float">
            <text:p>5 99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91" calcext:value-type="float">
            <text:p>19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07" calcext:value-type="float">
            <text:p>20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000" calcext:value-type="float">
            <text:p>8 00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8" calcext:value-type="float">
            <text:p>22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57" calcext:value-type="float">
            <text:p>25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725" calcext:value-type="float">
            <text:p>11 72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4" calcext:value-type="float">
            <text:p>6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20" calcext:value-type="float">
            <text:p>92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4" calcext:value-type="float">
            <text:p>12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3" calcext:value-type="float">
            <text:p>15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385" calcext:value-type="float">
            <text:p>21 38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900" calcext:value-type="float">
            <text:p>90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09" calcext:value-type="float">
            <text:p>2 10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362" calcext:value-type="float">
            <text:p>4 36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264" calcext:value-type="float">
            <text:p>4 26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445" calcext:value-type="float">
            <text:p>2 44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372" calcext:value-type="float">
            <text:p>8 37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64" calcext:value-type="float">
            <text:p>46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61" calcext:value-type="float">
            <text:p>46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782" calcext:value-type="float">
            <text:p>1 78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728" calcext:value-type="float">
            <text:p>2 72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05" calcext:value-type="float">
            <text:p>30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3130" calcext:value-type="float">
            <text:p>13 13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289" calcext:value-type="float">
            <text:p>1 28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625" calcext:value-type="float">
            <text:p>1 62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997" calcext:value-type="float">
            <text:p>4 99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761" calcext:value-type="float">
            <text:p>5 76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11" calcext:value-type="float">
            <text:p>1 01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625" calcext:value-type="float">
            <text:p>8 62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8" calcext:value-type="float">
            <text:p>21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84" calcext:value-type="float">
            <text:p>48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300" calcext:value-type="float">
            <text:p>2 30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266" calcext:value-type="float">
            <text:p>1 26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27" calcext:value-type="float">
            <text:p>827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48" calcext:value-type="float">
            <text:p>64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35" calcext:value-type="float">
            <text:p>135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38" calcext:value-type="float">
            <text:p>13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6180" calcext:value-type="float">
            <text:p>16 18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93" calcext:value-type="float">
            <text:p>593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22" calcext:value-type="float">
            <text:p>1 02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613" calcext:value-type="float">
            <text:p>4 613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218" calcext:value-type="float">
            <text:p>6 21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720" calcext:value-type="float">
            <text:p>72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923" calcext:value-type="float">
            <text:p>923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1" calcext:value-type="float">
            <text:p>4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6" calcext:value-type="float">
            <text:p>106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" calcext:value-type="float">
            <text:p>21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1271" calcext:value-type="float">
            <text:p>11 27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55" calcext:value-type="float">
            <text:p>25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141" calcext:value-type="float">
            <text:p>1 14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911" calcext:value-type="float">
            <text:p>1 91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039" calcext:value-type="float">
            <text:p>4 03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21" calcext:value-type="float">
            <text:p>1 02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870" calcext:value-type="float">
            <text:p>21 87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9" calcext:value-type="float">
            <text:p>6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80" calcext:value-type="float">
            <text:p>2 18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078" calcext:value-type="float">
            <text:p>4 07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054" calcext:value-type="float">
            <text:p>3 05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997" calcext:value-type="float">
            <text:p>2 997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494" calcext:value-type="float">
            <text:p>1 494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93" calcext:value-type="float">
            <text:p>9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928" calcext:value-type="float">
            <text:p>92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15" calcext:value-type="float">
            <text:p>11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41" calcext:value-type="float">
            <text:p>34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965" calcext:value-type="float">
            <text:p>965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3" calcext:value-type="float">
            <text:p>33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7410" calcext:value-type="float">
            <text:p>7 410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61" calcext:value-type="float">
            <text:p>46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09" calcext:value-type="float">
            <text:p>60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313" calcext:value-type="float">
            <text:p>2 31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271" calcext:value-type="float">
            <text:p>4 27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74" calcext:value-type="float">
            <text:p>67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5740" calcext:value-type="float">
            <text:p>15 74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44" calcext:value-type="float">
            <text:p>1 04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97" calcext:value-type="float">
            <text:p>2 19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420" calcext:value-type="float">
            <text:p>8 42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845" calcext:value-type="float">
            <text:p>5 84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022" calcext:value-type="float">
            <text:p>2 02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5535" calcext:value-type="float">
            <text:p>15 53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37" calcext:value-type="float">
            <text:p>53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223" calcext:value-type="float">
            <text:p>1 22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745" calcext:value-type="float">
            <text:p>4 74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019" calcext:value-type="float">
            <text:p>5 01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351" calcext:value-type="float">
            <text:p>1 35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1754" calcext:value-type="float">
            <text:p>11 75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00" calcext:value-type="float">
            <text:p>50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746" calcext:value-type="float">
            <text:p>1 74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992" calcext:value-type="float">
            <text:p>6 99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335" calcext:value-type="float">
            <text:p>3 33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825" calcext:value-type="float">
            <text:p>1 82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2161" calcext:value-type="float">
            <text:p>12 16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39" calcext:value-type="float">
            <text:p>13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336" calcext:value-type="float">
            <text:p>1 336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669" calcext:value-type="float">
            <text:p>1 66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717" calcext:value-type="float">
            <text:p>1 71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85" calcext:value-type="float">
            <text:p>58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61" calcext:value-type="float">
            <text:p>56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26" calcext:value-type="float">
            <text:p>22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547" calcext:value-type="float">
            <text:p>20 54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1" calcext:value-type="float">
            <text:p>5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74" calcext:value-type="float">
            <text:p>87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65" calcext:value-type="float">
            <text:p>2 06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4" calcext:value-type="float">
            <text:p>6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265" calcext:value-type="float">
            <text:p>4 26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6" calcext:value-type="float">
            <text:p>9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68" calcext:value-type="float">
            <text:p>4 06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3" calcext:value-type="float">
            <text:p>4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363" calcext:value-type="float">
            <text:p>2 36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48" calcext:value-type="float">
            <text:p>24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054" calcext:value-type="float">
            <text:p>8 05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8" calcext:value-type="float">
            <text:p>44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39" calcext:value-type="float">
            <text:p>43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8" calcext:value-type="float">
            <text:p>3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19" calcext:value-type="float">
            <text:p>1 71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2" calcext:value-type="float">
            <text:p>9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625" calcext:value-type="float">
            <text:p>2 62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01" calcext:value-type="float">
            <text:p>30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02" calcext:value-type="float">
            <text:p>40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39" calcext:value-type="float">
            <text:p>23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455" calcext:value-type="float">
            <text:p>12 45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76" calcext:value-type="float">
            <text:p>1 27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78" calcext:value-type="float">
            <text:p>1 57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3" calcext:value-type="float">
            <text:p>6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882" calcext:value-type="float">
            <text:p>4 88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06" calcext:value-type="float">
            <text:p>10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603" calcext:value-type="float">
            <text:p>5 60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66" calcext:value-type="float">
            <text:p>96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16" calcext:value-type="float">
            <text:p>21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201" calcext:value-type="float">
            <text:p>8 20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3" calcext:value-type="float">
            <text:p>5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25" calcext:value-type="float">
            <text:p>2 22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19" calcext:value-type="float">
            <text:p>1 21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08" calcext:value-type="float">
            <text:p>80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17" calcext:value-type="float">
            <text:p>31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568" calcext:value-type="float">
            <text:p>15 56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65" calcext:value-type="float">
            <text:p>56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53" calcext:value-type="float">
            <text:p>953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6" calcext:value-type="float">
            <text:p>56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17" calcext:value-type="float">
            <text:p>4 51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43" calcext:value-type="float">
            <text:p>143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34" calcext:value-type="float">
            <text:p>5 93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06" calcext:value-type="float">
            <text:p>60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1" calcext:value-type="float">
            <text:p>4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9" calcext:value-type="float">
            <text:p>27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835" calcext:value-type="float">
            <text:p>10 83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0" calcext:value-type="float">
            <text:p>25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24" calcext:value-type="float">
            <text:p>1 12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56" calcext:value-type="float">
            <text:p>1 85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1" calcext:value-type="float">
            <text:p>12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833" calcext:value-type="float">
            <text:p>3 83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90" calcext:value-type="float">
            <text:p>99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76" calcext:value-type="float">
            <text:p>47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86" calcext:value-type="float">
            <text:p>48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782" calcext:value-type="float">
            <text:p>20 78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26" calcext:value-type="float">
            <text:p>12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3" calcext:value-type="float">
            <text:p>12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1" calcext:value-type="float">
            <text:p>9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937" calcext:value-type="float">
            <text:p>3 93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42" calcext:value-type="float">
            <text:p>14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60" calcext:value-type="float">
            <text:p>2 86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21" calcext:value-type="float">
            <text:p>2 92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48" calcext:value-type="float">
            <text:p>1 44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1" calcext:value-type="float">
            <text:p>2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97" calcext:value-type="float">
            <text:p>897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36" calcext:value-type="float">
            <text:p>336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6" calcext:value-type="float">
            <text:p>76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3" calcext:value-type="float">
            <text:p>33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091" calcext:value-type="float">
            <text:p>7 09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9" calcext:value-type="float">
            <text:p>44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85" calcext:value-type="float">
            <text:p>58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38" calcext:value-type="float">
            <text:p>2 23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1" calcext:value-type="float">
            <text:p>6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166" calcext:value-type="float">
            <text:p>4 166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42" calcext:value-type="float">
            <text:p>64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7" calcext:value-type="float">
            <text:p>27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210" calcext:value-type="float">
            <text:p>15 21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1" calcext:value-type="float">
            <text:p>5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87" calcext:value-type="float">
            <text:p>98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114" calcext:value-type="float">
            <text:p>2 11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15" calcext:value-type="float">
            <text:p>11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226" calcext:value-type="float">
            <text:p>8 22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6" calcext:value-type="float">
            <text:p>35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27" calcext:value-type="float">
            <text:p>12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362" calcext:value-type="float">
            <text:p>5 36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59" calcext:value-type="float">
            <text:p>1 95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050" calcext:value-type="float">
            <text:p>15 05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18" calcext:value-type="float">
            <text:p>51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79" calcext:value-type="float">
            <text:p>1 17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624" calcext:value-type="float">
            <text:p>4 62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6" calcext:value-type="float">
            <text:p>11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821" calcext:value-type="float">
            <text:p>4 82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32" calcext:value-type="float">
            <text:p>1 33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31" calcext:value-type="float">
            <text:p>33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242" calcext:value-type="float">
            <text:p>11 24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8" calcext:value-type="float">
            <text:p>47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09" calcext:value-type="float">
            <text:p>1 70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1" calcext:value-type="float">
            <text:p>12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804" calcext:value-type="float">
            <text:p>6 80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7" calcext:value-type="float">
            <text:p>5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19" calcext:value-type="float">
            <text:p>11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59" calcext:value-type="float">
            <text:p>3 15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6" calcext:value-type="float">
            <text:p>4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54" calcext:value-type="float">
            <text:p>1 75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8" calcext:value-type="float">
            <text:p>28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690" calcext:value-type="float">
            <text:p>11 69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04" calcext:value-type="float">
            <text:p>1 30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42" calcext:value-type="float">
            <text:p>1 64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29" calcext:value-type="float">
            <text:p>1 62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397" calcext:value-type="float">
            <text:p>8 39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988" calcext:value-type="float">
            <text:p>12 98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78" calcext:value-type="float">
            <text:p>57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22" calcext:value-type="float">
            <text:p>32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05" calcext:value-type="float">
            <text:p>1 10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04" calcext:value-type="float">
            <text:p>1 00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03" calcext:value-type="float">
            <text:p>2 90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59" calcext:value-type="float">
            <text:p>1 45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32" calcext:value-type="float">
            <text:p>3 03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32" calcext:value-type="float">
            <text:p>1 23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23" calcext:value-type="float">
            <text:p>1 42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22" calcext:value-type="float">
            <text:p>1 02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316" calcext:value-type="float">
            <text:p>3 31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056" calcext:value-type="float">
            <text:p>5 05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16" calcext:value-type="float">
            <text:p>31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8" calcext:value-type="float">
            <text:p>14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88" calcext:value-type="float">
            <text:p>28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3" calcext:value-type="float">
            <text:p>17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56" calcext:value-type="float">
            <text:p>1 25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26" calcext:value-type="float">
            <text:p>52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76" calcext:value-type="float">
            <text:p>1 87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52" calcext:value-type="float">
            <text:p>85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4" calcext:value-type="float">
            <text:p>20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1" calcext:value-type="float">
            <text:p>10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597" calcext:value-type="float">
            <text:p>5 59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533" calcext:value-type="float">
            <text:p>7 53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58" calcext:value-type="float">
            <text:p>95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31" calcext:value-type="float">
            <text:p>33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76" calcext:value-type="float">
            <text:p>77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49" calcext:value-type="float">
            <text:p>84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90" calcext:value-type="float">
            <text:p>3 09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07" calcext:value-type="float">
            <text:p>1 90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146" calcext:value-type="float">
            <text:p>4 14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15" calcext:value-type="float">
            <text:p>1 61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87" calcext:value-type="float">
            <text:p>68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24" calcext:value-type="float">
            <text:p>32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196" calcext:value-type="float">
            <text:p>3 19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429" calcext:value-type="float">
            <text:p>5 42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37" calcext:value-type="float">
            <text:p>1 53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63" calcext:value-type="float">
            <text:p>76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77" calcext:value-type="float">
            <text:p>97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89" calcext:value-type="float">
            <text:p>28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01" calcext:value-type="float">
            <text:p>40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6" calcext:value-type="float">
            <text:p>426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340" calcext:value-type="float">
            <text:p>6 34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840" calcext:value-type="float">
            <text:p>9 84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79" calcext:value-type="float">
            <text:p>47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43" calcext:value-type="float">
            <text:p>543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178" calcext:value-type="float">
            <text:p>3 17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35" calcext:value-type="float">
            <text:p>1 43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644" calcext:value-type="float">
            <text:p>4 64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74" calcext:value-type="float">
            <text:p>1 57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821" calcext:value-type="float">
            <text:p>4 82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450" calcext:value-type="float">
            <text:p>6 45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21" calcext:value-type="float">
            <text:p>22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35" calcext:value-type="float">
            <text:p>53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06" calcext:value-type="float">
            <text:p>60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96" calcext:value-type="float">
            <text:p>1 39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15" calcext:value-type="float">
            <text:p>51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51" calcext:value-type="float">
            <text:p>3 05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88" calcext:value-type="float">
            <text:p>98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60" calcext:value-type="float">
            <text:p>56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61" calcext:value-type="float">
            <text:p>46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911" calcext:value-type="float">
            <text:p>8 91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959" calcext:value-type="float">
            <text:p>12 95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3" calcext:value-type="float">
            <text:p>3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36" calcext:value-type="float">
            <text:p>1 03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44" calcext:value-type="float">
            <text:p>1 14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69" calcext:value-type="float">
            <text:p>2 06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09" calcext:value-type="float">
            <text:p>2 00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547" calcext:value-type="float">
            <text:p>2 54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07" calcext:value-type="float">
            <text:p>50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15" calcext:value-type="float">
            <text:p>1 61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82" calcext:value-type="float">
            <text:p>1 38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45" calcext:value-type="float">
            <text:p>54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49" calcext:value-type="float">
            <text:p>949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3" calcext:value-type="float">
            <text:p>10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25" calcext:value-type="float">
            <text:p>82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70" calcext:value-type="float">
            <text:p>27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1" calcext:value-type="float">
            <text:p>7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825" calcext:value-type="float">
            <text:p>2 82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585" calcext:value-type="float">
            <text:p>4 58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16" calcext:value-type="float">
            <text:p>316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5" calcext:value-type="float">
            <text:p>14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8" calcext:value-type="float">
            <text:p>35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51" calcext:value-type="float">
            <text:p>25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25" calcext:value-type="float">
            <text:p>1 42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88" calcext:value-type="float">
            <text:p>88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494" calcext:value-type="float">
            <text:p>3 49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77" calcext:value-type="float">
            <text:p>77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7" calcext:value-type="float">
            <text:p>42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47" calcext:value-type="float">
            <text:p>24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438" calcext:value-type="float">
            <text:p>6 43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302" calcext:value-type="float">
            <text:p>9 30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69" calcext:value-type="float">
            <text:p>76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75" calcext:value-type="float">
            <text:p>27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26" calcext:value-type="float">
            <text:p>1 32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71" calcext:value-type="float">
            <text:p>87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783" calcext:value-type="float">
            <text:p>4 78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37" calcext:value-type="float">
            <text:p>3 63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310" calcext:value-type="float">
            <text:p>4 31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35" calcext:value-type="float">
            <text:p>1 53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05" calcext:value-type="float">
            <text:p>1 00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17" calcext:value-type="float">
            <text:p>1 01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400" calcext:value-type="float">
            <text:p>6 40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135" calcext:value-type="float">
            <text:p>9 13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97" calcext:value-type="float">
            <text:p>39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0" calcext:value-type="float">
            <text:p>14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55" calcext:value-type="float">
            <text:p>55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68" calcext:value-type="float">
            <text:p>66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832" calcext:value-type="float">
            <text:p>2 83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13" calcext:value-type="float">
            <text:p>1 91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456" calcext:value-type="float">
            <text:p>3 45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63" calcext:value-type="float">
            <text:p>1 56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01" calcext:value-type="float">
            <text:p>70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50" calcext:value-type="float">
            <text:p>65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012" calcext:value-type="float">
            <text:p>5 01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742" calcext:value-type="float">
            <text:p>6 74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75" calcext:value-type="float">
            <text:p>37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5" calcext:value-type="float">
            <text:p>12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85" calcext:value-type="float">
            <text:p>98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61" calcext:value-type="float">
            <text:p>76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334" calcext:value-type="float">
            <text:p>4 33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658" calcext:value-type="float">
            <text:p>2 65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495" calcext:value-type="float">
            <text:p>2 49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40" calcext:value-type="float">
            <text:p>84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63" calcext:value-type="float">
            <text:p>1 163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62" calcext:value-type="float">
            <text:p>66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088" calcext:value-type="float">
            <text:p>5 08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073" calcext:value-type="float">
            <text:p>7 07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6" calcext:value-type="float">
            <text:p>76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3" calcext:value-type="float">
            <text:p>6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35" calcext:value-type="float">
            <text:p>63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01" calcext:value-type="float">
            <text:p>70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32" calcext:value-type="float">
            <text:p>1 03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37" calcext:value-type="float">
            <text:p>63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86" calcext:value-type="float">
            <text:p>1 186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31" calcext:value-type="float">
            <text:p>53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2" calcext:value-type="float">
            <text:p>35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33" calcext:value-type="float">
            <text:p>23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022" calcext:value-type="float">
            <text:p>8 02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525" calcext:value-type="float">
            <text:p>12 52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62" calcext:value-type="float">
            <text:p>56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2" calcext:value-type="float">
            <text:p>31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85" calcext:value-type="float">
            <text:p>1 08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80" calcext:value-type="float">
            <text:p>98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53" calcext:value-type="float">
            <text:p>2 85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12" calcext:value-type="float">
            <text:p>1 41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8" calcext:value-type="float">
            <text:p>6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0" calcext:value-type="float">
            <text:p>7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94" calcext:value-type="float">
            <text:p>2 89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2" calcext:value-type="float">
            <text:p>3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6" calcext:value-type="float">
            <text:p>2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74" calcext:value-type="float">
            <text:p>1 17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2" calcext:value-type="float">
            <text:p>1 36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01" calcext:value-type="float">
            <text:p>1 00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1" calcext:value-type="float">
            <text:p>12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53" calcext:value-type="float">
            <text:p>3 15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7" calcext:value-type="float">
            <text:p>1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01" calcext:value-type="float">
            <text:p>4 90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08" calcext:value-type="float">
            <text:p>1 20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11" calcext:value-type="float">
            <text:p>51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98" calcext:value-type="float">
            <text:p>1 79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27" calcext:value-type="float">
            <text:p>8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71" calcext:value-type="float">
            <text:p>5 27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184" calcext:value-type="float">
            <text:p>7 18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50" calcext:value-type="float">
            <text:p>95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26" calcext:value-type="float">
            <text:p>32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61" calcext:value-type="float">
            <text:p>76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2" calcext:value-type="float">
            <text:p>3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17" calcext:value-type="float">
            <text:p>81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7" calcext:value-type="float">
            <text:p>3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017" calcext:value-type="float">
            <text:p>3 01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6" calcext:value-type="float">
            <text:p>2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65" calcext:value-type="float">
            <text:p>1 86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2" calcext:value-type="float">
            <text:p>3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81" calcext:value-type="float">
            <text:p>8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33" calcext:value-type="float">
            <text:p>4 03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70" calcext:value-type="float">
            <text:p>1 57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50" calcext:value-type="float">
            <text:p>65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6" calcext:value-type="float">
            <text:p>31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4" calcext:value-type="float">
            <text:p>10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94" calcext:value-type="float">
            <text:p>2 99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2" calcext:value-type="float">
            <text:p>11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07" calcext:value-type="float">
            <text:p>5 20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85" calcext:value-type="float">
            <text:p>1 48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40" calcext:value-type="float">
            <text:p>74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41" calcext:value-type="float">
            <text:p>94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8" calcext:value-type="float">
            <text:p>27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90" calcext:value-type="float">
            <text:p>39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18" calcext:value-type="float">
            <text:p>41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28" calcext:value-type="float">
            <text:p>12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105" calcext:value-type="float">
            <text:p>6 10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89" calcext:value-type="float">
            <text:p>18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463" calcext:value-type="float">
            <text:p>9 463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32" calcext:value-type="float">
            <text:p>43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1" calcext:value-type="float">
            <text:p>52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1" calcext:value-type="float">
            <text:p>3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18" calcext:value-type="float">
            <text:p>3 11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99" calcext:value-type="float">
            <text:p>1 39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36" calcext:value-type="float">
            <text:p>4 436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98" calcext:value-type="float">
            <text:p>1 49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3" calcext:value-type="float">
            <text:p>13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615" calcext:value-type="float">
            <text:p>4 61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46" calcext:value-type="float">
            <text:p>14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220" calcext:value-type="float">
            <text:p>6 22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16" calcext:value-type="float">
            <text:p>21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6" calcext:value-type="float">
            <text:p>52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8" calcext:value-type="float">
            <text:p>59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1" calcext:value-type="float">
            <text:p>2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6" calcext:value-type="float">
            <text:p>1 36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0" calcext:value-type="float">
            <text:p>49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1" calcext:value-type="float">
            <text:p>7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10" calcext:value-type="float">
            <text:p>2 91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23" calcext:value-type="float">
            <text:p>92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43" calcext:value-type="float">
            <text:p>54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7" calcext:value-type="float">
            <text:p>44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13" calcext:value-type="float">
            <text:p>21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14" calcext:value-type="float">
            <text:p>21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422" calcext:value-type="float">
            <text:p>8 42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63" calcext:value-type="float">
            <text:p>26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72" calcext:value-type="float">
            <text:p>27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360" calcext:value-type="float">
            <text:p>12 36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4" calcext:value-type="float">
            <text:p>6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3" calcext:value-type="float">
            <text:p>3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2" calcext:value-type="float">
            <text:p>7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1" calcext:value-type="float">
            <text:p>5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74" calcext:value-type="float">
            <text:p>1 07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26" calcext:value-type="float">
            <text:p>2 02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8" calcext:value-type="float">
            <text:p>6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11" calcext:value-type="float">
            <text:p>1 91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76" calcext:value-type="float">
            <text:p>1 57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45" calcext:value-type="float">
            <text:p>1 34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20" calcext:value-type="float">
            <text:p>92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8" calcext:value-type="float">
            <text:p>9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99" calcext:value-type="float">
            <text:p>799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669" calcext:value-type="float">
            <text:p>2 66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22" calcext:value-type="float">
            <text:p>4 42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1" calcext:value-type="float">
            <text:p>3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81" calcext:value-type="float">
            <text:p>1 38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57" calcext:value-type="float">
            <text:p>85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411" calcext:value-type="float">
            <text:p>3 41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55" calcext:value-type="float">
            <text:p>75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2" calcext:value-type="float">
            <text:p>40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40" calcext:value-type="float">
            <text:p>24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4" calcext:value-type="float">
            <text:p>12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194" calcext:value-type="float">
            <text:p>6 19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3" calcext:value-type="float">
            <text:p>15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016" calcext:value-type="float">
            <text:p>9 01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29" calcext:value-type="float">
            <text:p>72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8" calcext:value-type="float">
            <text:p>25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85" calcext:value-type="float">
            <text:p>1 28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9" calcext:value-type="float">
            <text:p>3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29" calcext:value-type="float">
            <text:p>82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656" calcext:value-type="float">
            <text:p>4 65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570" calcext:value-type="float">
            <text:p>3 57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61" calcext:value-type="float">
            <text:p>26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03" calcext:value-type="float">
            <text:p>10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946" calcext:value-type="float">
            <text:p>3 94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16" calcext:value-type="float">
            <text:p>1 41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74" calcext:value-type="float">
            <text:p>97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85" calcext:value-type="float">
            <text:p>98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182" calcext:value-type="float">
            <text:p>6 18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868" calcext:value-type="float">
            <text:p>8 86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82" calcext:value-type="float">
            <text:p>38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" calcext:value-type="float">
            <text:p>13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34" calcext:value-type="float">
            <text:p>53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45" calcext:value-type="float">
            <text:p>64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61" calcext:value-type="float">
            <text:p>2 76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63" calcext:value-type="float">
            <text:p>1 86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324" calcext:value-type="float">
            <text:p>3 32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97" calcext:value-type="float">
            <text:p>1 49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86" calcext:value-type="float">
            <text:p>68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46" calcext:value-type="float">
            <text:p>64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96" calcext:value-type="float">
            <text:p>4 79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446" calcext:value-type="float">
            <text:p>6 44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7" calcext:value-type="float">
            <text:p>6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216" calcext:value-type="float">
            <text:p>4 21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4" calcext:value-type="float">
            <text:p>5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88" calcext:value-type="float">
            <text:p>2 58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333" calcext:value-type="float">
            <text:p>2 333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26" calcext:value-type="float">
            <text:p>82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880" calcext:value-type="float">
            <text:p>4 88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810" calcext:value-type="float">
            <text:p>6 81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GRICULTURE SYLVICULTURE ET PECHE (A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14" calcext:value-type="float">
            <text:p>61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COOPERATIV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90" calcext:value-type="float">
            <text:p>69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19" calcext:value-type="float">
            <text:p>1 01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MMERCE (G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23" calcext:value-type="float">
            <text:p>62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0" calcext:value-type="float">
            <text:p>3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22" calcext:value-type="float">
            <text:p>1 12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INDUSTRIE+CONSTRUCTION (BE+F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07" calcext:value-type="float">
            <text:p>50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OUTIEN AUX ENTREPRISES (MN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0" calcext:value-type="float">
            <text:p>3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1355" calcext:value-type="float">
            <text:p>21 35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119" calcext:value-type="float">
            <text:p>13 11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747" calcext:value-type="float">
            <text:p>7 74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48" calcext:value-type="float">
            <text:p>64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23" calcext:value-type="float">
            <text:p>92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6" calcext:value-type="float">
            <text:p>10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943" calcext:value-type="float">
            <text:p>10 94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0734" calcext:value-type="float">
            <text:p>20 73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494" calcext:value-type="float">
            <text:p>1 494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65" calcext:value-type="float">
            <text:p>96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2144" calcext:value-type="float">
            <text:p>12 14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26" calcext:value-type="float">
            <text:p>22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1" calcext:value-type="float">
            <text:p>5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02" calcext:value-type="float">
            <text:p>40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39" calcext:value-type="float">
            <text:p>23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444" calcext:value-type="float">
            <text:p>12 44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5" calcext:value-type="float">
            <text:p>16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389" calcext:value-type="float">
            <text:p>7 38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0" calcext:value-type="float">
            <text:p>27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518" calcext:value-type="float">
            <text:p>10 51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19" calcext:value-type="float">
            <text:p>41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64" calcext:value-type="float">
            <text:p>46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725" calcext:value-type="float">
            <text:p>19 72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26" calcext:value-type="float">
            <text:p>12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48" calcext:value-type="float">
            <text:p>1 44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7" calcext:value-type="float">
            <text:p>27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14" calcext:value-type="float">
            <text:p>2 91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833" calcext:value-type="float">
            <text:p>4 83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729" calcext:value-type="float">
            <text:p>4 72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214" calcext:value-type="float">
            <text:p>6 21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460" calcext:value-type="float">
            <text:p>8 46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274" calcext:value-type="float">
            <text:p>12 27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45" calcext:value-type="float">
            <text:p>54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49" calcext:value-type="float">
            <text:p>94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37" calcext:value-type="float">
            <text:p>2 73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652" calcext:value-type="float">
            <text:p>4 65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26" calcext:value-type="float">
            <text:p>4 52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92" calcext:value-type="float">
            <text:p>5 99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91" calcext:value-type="float">
            <text:p>19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07" calcext:value-type="float">
            <text:p>20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000" calcext:value-type="float">
            <text:p>8 00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8" calcext:value-type="float">
            <text:p>22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57" calcext:value-type="float">
            <text:p>25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725" calcext:value-type="float">
            <text:p>11 72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4" calcext:value-type="float">
            <text:p>6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20" calcext:value-type="float">
            <text:p>92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4" calcext:value-type="float">
            <text:p>12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3" calcext:value-type="float">
            <text:p>15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6" office:value-type="string" calcext:value-type="string">
            <text:p>Femmes</text:p>
          </table:table-cell>
          <table:table-cell table:style-name="ce6" office:value-type="string" calcext:value-type="string">
            <text:p>Stagi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 table:number-rows-repeated="104618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9:17:59.013000000</dc:date>
    <dc:creator>Régis Arthaut</dc:creator>
    <meta:editing-duration>PT3M44S</meta:editing-duration>
    <meta:editing-cycles>1</meta:editing-cycles>
    <meta:document-statistic meta:table-count="1" meta:cell-count="14278" meta:object-count="0"/>
    <meta:generator>LibreOffice/6.4.7.2$Windows_X86_64 LibreOffice_project/639b8ac485750d5696d7590a72ef1b496725cfb5</meta:generator>
  </office:meta>
</office:document-meta>
</file>